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5, 2021 (09:04: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1">
        <text:list-item>
          <text:p text:style-name="P1">Ask the user for an integer, and display on the screen “You were born after me” if the number is strictly greater than your year of birth.</text:p>
        </text:list-item>
        <text:list-item>
          <text:p text:style-name="P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Ask the user for an integer, and display on the screen “Odd” or “Even”, depending if the number is odd or even.</text:p>
        </text:list-item>
        <text:list-item>
          <text:p text:style-name="P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7Z</meta:creation-date>
    <dc:date>2021-06-06T01:05:07Z</dc:date>
    <meta:user-defined meta:name="date" meta:value-type="string">June   5, 2021 (09:04: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